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cm" draw:marker-end-width="0.36cm" draw:fill="solid" draw:fill-color="#cccccc" draw:textarea-horizontal-align="justify" draw:textarea-vertical-align="middle" draw:auto-grow-height="false" fo:min-height="1.18cm" fo:min-width="16.673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6cm" draw:marker-end-width="0.36cm" draw:fill="solid" draw:fill-color="#cccccc" draw:textarea-horizontal-align="justify" draw:textarea-vertical-align="middle" draw:auto-grow-height="false" fo:min-height="1.956cm" fo:min-width="16.568cm" fo:padding-top="0.15cm" fo:padding-bottom="0.15cm" fo:padding-left="0.275cm" fo:padding-right="0.275cm"/>
    </style:style>
    <style:style style:name="gr3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58cm" fo:min-width="5.547cm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withoutfill">
      <style:graphic-properties draw:stroke="dash" draw:stroke-dash="Ultrafine_20_Dashed" svg:stroke-width="0.076cm" draw:marker-start-width="0.418cm" draw:marker-end-width="0.418cm" draw:fill="none" draw:textarea-vertical-align="middle" fo:padding-top="0.162cm" fo:padding-bottom="0.162cm" fo:padding-left="0.287cm" fo:padding-right="0.287cm"/>
    </style:style>
    <style:style style:name="gr7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24cm" fo:min-width="2.374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871cm" fo:min-width="5.684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721cm" fo:min-width="12.145cm" fo:padding-top="0.14cm" fo:padding-bottom="0.14cm" fo:padding-left="0.265cm" fo:padding-right="0.265cm"/>
    </style:style>
    <style:style style:name="gr10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dddddd" draw:textarea-horizontal-align="justify" draw:textarea-vertical-align="middle" draw:auto-grow-height="false" fo:min-height="5.399cm" fo:min-width="3.597cm" fo:padding-top="0.137cm" fo:padding-bottom="0.137cm" fo:padding-left="0.262cm" fo:padding-right="0.262cm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331cm" fo:min-width="3.136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524cm" fo:min-width="3.224cm" fo:padding-top="0.14cm" fo:padding-bottom="0.14cm" fo:padding-left="0.265cm" fo:padding-right="0.265cm"/>
    </style:style>
    <style:style style:name="gr13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ffffff" draw:textarea-horizontal-align="justify" draw:textarea-vertical-align="middle" draw:auto-grow-height="false" fo:min-height="5.391cm" fo:min-width="3.683cm" fo:padding-top="0.137cm" fo:padding-bottom="0.137cm" fo:padding-left="0.262cm" fo:padding-right="0.262cm"/>
    </style:style>
    <style:style style:name="gr14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9cm" fo:min-width="2.889cm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609cm" fo:min-width="3.315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91cm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65cm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023cm" fo:min-width="2.739cm" fo:padding-top="0.14cm" fo:padding-bottom="0.14cm" fo:padding-left="0.265cm" fo:padding-right="0.265cm"/>
    </style:style>
    <style:style style:name="gr19" style:family="graphic" style:parent-style-name="objectwithoutfill">
      <style:graphic-properties draw:stroke="dash" draw:stroke-dash="Ultrafine_20_Dotted_20__28_var_29_" svg:stroke-width="0.076cm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draw:stroke="solid" draw:stroke-dash="Ultrafine_20_Dashed" svg:stroke-width="0.025cm" svg:stroke-color="#000000" draw:marker-start-width="0.266cm" draw:marker-end-width="0.266cm" draw:fill-color="#ffffff" draw:textarea-horizontal-align="justify" draw:textarea-vertical-align="middle" draw:auto-grow-height="false" fo:min-height="5.393cm" fo:min-width="3.664cm" fo:padding-top="0.137cm" fo:padding-bottom="0.137cm" fo:padding-left="0.262cm" fo:padding-right="0.262cm"/>
    </style:style>
    <style:style style:name="gr21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932cm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905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1.164cm" fo:min-width="2.88cm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3cm" svg:stroke-color="#000000" draw:marker-start-width="0.295cm" draw:marker-end-width="0.295cm" draw:fill-color="#ffffff" draw:textarea-horizontal-align="justify" draw:textarea-vertical-align="middle" draw:auto-grow-height="false" fo:min-height="0.94cm" fo:min-width="2.788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cccccc"/>
      <style:paragraph-properties fo:text-align="start"/>
      <style:text-properties fo:color="#666666" fo:font-size="18pt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>
      <loext:graphic-properties draw:fill="none" draw:fill-color="#ffffff"/>
      <style:text-properties fo:font-weight="normal" style:font-weight-asian="normal" style:font-weight-complex="normal"/>
    </style:style>
    <style:style style:name="P10" style:family="paragraph">
      <loext:graphic-properties draw:fill-color="#dddddd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666666"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b 85%" fo:font-size="16pt" style:font-size-asian="16pt" style:font-size-complex="16pt"/>
    </style:style>
    <style:style style:name="T7" style:family="text">
      <style:text-properties style:text-position="sub 85%" fo:font-size="17pt" style:font-size-asian="17pt" style:font-size-complex="17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text-position="sub 85%" fo:font-size="18pt" style:font-size-asian="18pt" style:font-size-complex="18pt"/>
    </style:style>
    <style:style style:name="T10" style:family="text">
      <style:text-properties style:text-position="sub 85%" fo:font-size="10pt" style:font-size-asian="10pt" style:font-size-complex="10pt"/>
    </style:style>
    <style:style style:name="T11" style:family="text">
      <style:text-properties style:text-position="sub 85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7.383cm" svg:height="1.64cm" svg:x="1.238cm" svg:y="7.721cm">
          <text:p text:style-name="P1"/>
          <text:p text:style-name="P2"><text:span text:style-name="T1">Virtualization</text:span></text:p>
          <text:p text:style-name="P2"><text:span text:style-name="T1">Layer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7.362cm" svg:height="2.5cm" svg:x="1.238cm" svg:y="12.76cm">
          <text:p text:style-name="P2"><text:span text:style-name="T1">Hardw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7.362cm" svg:height="2.5cm" svg:x="1.238cm" svg:y="9.76cm">
          <text:p text:style-name="P1"/>
          <text:p text:style-name="P2"><text:span text:style-name="T1">Linux Kernel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189cm" svg:height="1.15cm" svg:x="5.608cm" svg:y="7.97cm">
          <text:p text:style-name="P1"><text:span text:style-name="T2">Container 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.246cm" svg:y1="9.609cm" svg:x2="18.55cm" svg:y2="9.609cm">
          <text:p/>
        </draw:line>
        <draw:frame draw:style-name="gr5" draw:text-style-name="P7" draw:layer="layout" svg:width="1.139cm" svg:height="0.962cm" svg:x="12.753cm" svg:y="4.302cm">
          <draw:text-box>
            <text:p><text:span text:style-name="T3">...</text:span></text:p>
          </draw:text-box>
        </draw:frame>
        <draw:line draw:style-name="gr6" draw:text-style-name="P6" draw:layer="layout" svg:x1="1.246cm" svg:y1="7.477cm" svg:x2="18.55cm" svg:y2="7.477cm">
          <text:p/>
        </draw:line>
        <draw:custom-shape draw:style-name="gr7" draw:text-style-name="P8" draw:layer="layout" svg:width="3cm" svg:height="1cm" svg:x="12.05cm" svg:y="9.91cm">
          <text:p text:style-name="P1"><text:span text:style-name="T4">Capabil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6.213cm" svg:height="1.15cm" svg:x="12.051cm" svg:y="7.97cm">
          <text:p text:style-name="P1"><text:span text:style-name="T2">Security 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9" draw:layer="layout" svg:width="1.102cm" svg:height="0.962cm" svg:x="12.646cm" svg:y="13.355cm">
          <draw:text-box>
            <text:p><text:span text:style-name="T5">...</text:span></text:p>
          </draw:text-box>
        </draw:frame>
        <draw:custom-shape draw:style-name="gr7" draw:text-style-name="P8" draw:layer="layout" svg:width="3cm" svg:height="1cm" svg:x="15.25cm" svg:y="9.91cm">
          <text:p text:style-name="P1"><text:span text:style-name="T4">FD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cm" svg:height="1cm" svg:x="8.8cm" svg:y="9.91cm">
          <text:p text:style-name="P1"><text:span text:style-name="T4">Cgroup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2.674cm" svg:height="1cm" svg:x="5.6cm" svg:y="11.11cm">
          <text:p text:style-name="P1"><text:span text:style-name="T4">Namespace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cm" svg:height="1cm" svg:x="5.6cm" svg:y="9.91cm">
          <text:p text:style-name="P1"><text:span text:style-name="T4">Netfilt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4.451cm" svg:height="6.003cm" svg:x="2.94cm" svg:y="1.327cm">
          <text:p text:style-name="P1"><text:span text:style-name="T2">Core</text:span></text:p>
          <text:p text:style-name="P1"><text:span text:style-name="T2">Container</text:span><text:span text:style-name="T6">0</text:span></text:p>
          <text:p text:style-name="P1"><text:span text:style-name="T6"/></text:p>
          <text:p text:style-name="P1"><text:span text:style-name="T7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3.84cm" svg:height="1.785cm" svg:x="3.25cm" svg:y="3.105cm">
          <text:p text:style-name="P1"><text:span text:style-name="T8">System</text:span></text:p>
          <text:p text:style-name="P1"><text:span text:style-name="T8">Administration</text:span></text:p>
          <text:p text:style-name="P1"><text:span text:style-name="T8">(UI/SSH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3.84cm" svg:height="0.89cm" svg:x="3.248cm" svg:y="6.05cm">
          <text:p text:style-name="P1"><text:span text:style-name="T8">Linux OS S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3.84cm" svg:height="0.89cm" svg:x="3.25cm" svg:y="5.05cm">
          <text:p text:style-name="P1"><text:span text:style-name="T8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4.545cm" svg:height="6.003cm" svg:x="7.896cm" svg:y="1.327cm">
          <text:p text:style-name="P1"><text:span text:style-name="T2">Service</text:span></text:p>
          <text:p text:style-name="P1"><text:span text:style-name="T2">Container</text:span><text:span text:style-name="T6">1</text:span></text:p>
          <text:p text:style-name="P1"><text:span text:style-name="T9"/></text:p>
          <text:p text:style-name="P1"><text:span text:style-name="T10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11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.418cm" svg:height="0.969cm" svg:x="8.223cm" svg:y="3.794cm">
          <text:p text:style-name="P1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.844cm" svg:height="0.889cm" svg:x="8.223cm" svg:y="6.057cm">
          <text:p text:style-name="P1"><text:span text:style-name="T8">Linux OS Stac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.844cm" svg:height="0.889cm" svg:x="8.223cm" svg:y="5.058cm">
          <text:p text:style-name="P1"><text:span text:style-name="T8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3.461cm" svg:height="1.443cm" svg:x="5.097cm" svg:y="13.2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draw:layer="layout" svg:width="3.435cm" svg:height="1.443cm" svg:x="4.996cm" svg:y="13.3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3.409cm" svg:height="1.443cm" svg:x="4.895cm" svg:y="13.429cm">
          <text:p text:style-name="P1"><text:span text:style-name="T4">De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12.741cm" svg:y1="1.508cm" svg:x2="12.741cm" svg:y2="7.35cm">
          <text:p/>
        </draw:line>
        <draw:custom-shape draw:style-name="gr20" draw:text-style-name="P5" draw:layer="layout" svg:width="4.524cm" svg:height="6.003cm" svg:x="14.073cm" svg:y="1.327cm">
          <text:p text:style-name="P1"><text:span text:style-name="T2">Service</text:span></text:p>
          <text:p text:style-name="P1"><text:span text:style-name="T2">Container</text:span><text:span text:style-name="T6">n</text:span></text:p>
          <text:p text:style-name="P1"><text:span text:style-name="T9"/></text:p>
          <text:p text:style-name="P1"><text:span text:style-name="T10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11"/></text:p>
          <draw:enhanced-geometry svg:viewBox="0 0 21600 21600" draw:path-stretchpoint-x="10800" draw:path-stretchpoint-y="10800" draw:text-areas="?f3 ?f4 ?f5 ?f6" draw:type="round-rectangle" draw:modifiers="2744.1111923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.844cm" svg:height="0.889cm" svg:x="14.424cm" svg:y="6.057cm">
          <text:p text:style-name="P1"><text:span text:style-name="T8">Linux OS Stack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.844cm" svg:height="0.889cm" svg:x="14.424cm" svg:y="5.058cm">
          <text:p text:style-name="P1"><text:span text:style-name="T8">vServi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13.704cm" svg:y1="1.508cm" svg:x2="13.704cm" svg:y2="7.35cm">
          <text:p/>
        </draw:line>
        <draw:line draw:style-name="gr19" draw:text-style-name="P12" draw:layer="layout" svg:x1="7.642cm" svg:y1="1.508cm" svg:x2="7.642cm" svg:y2="7.35cm">
          <text:p/>
        </draw:line>
        <draw:custom-shape draw:style-name="gr14" draw:text-style-name="P11" draw:layer="layout" svg:width="3.418cm" svg:height="0.969cm" svg:x="8.451cm" svg:y="3.54cm">
          <text:p text:style-name="P1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.418cm" svg:height="0.969cm" svg:x="8.652cm" svg:y="3.24cm">
          <text:p text:style-name="P1"><text:span text:style-name="T8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.418cm" svg:height="0.969cm" svg:x="14.424cm" svg:y="3.7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.418cm" svg:height="0.969cm" svg:x="14.652cm" svg:y="3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.418cm" svg:height="0.969cm" svg:x="14.853cm" svg:y="3.24cm">
          <text:p text:style-name="P1"><text:span text:style-name="T8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3.461cm" svg:height="1.443cm" svg:x="9.097cm" svg:y="13.2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435cm" svg:height="1.443cm" svg:x="8.996cm" svg:y="13.32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3.409cm" svg:height="1.443cm" svg:x="8.895cm" svg:y="13.429cm">
          <text:p text:style-name="P1"><text:span text:style-name="T4">Network</text:span></text:p>
          <text:p text:style-name="P1"><text:span text:style-name="T4">Interfac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.246cm" svg:y1="12.509cm" svg:x2="18.55cm" svg:y2="12.509cm">
          <text:p/>
        </draw:line>
        <draw:path draw:style-name="gr24" draw:text-style-name="P6" draw:layer="layout" svg:width="-0.001cm" svg:height="1.777cm" svg:x="15.192cm" svg:y="13.192cm" svg:viewBox="0 0 0 1778" svg:d="M0 0c0 550 1 1101 0 1653v125">
          <text:p/>
        </draw:path>
        <draw:path draw:style-name="gr24" draw:text-style-name="P6" draw:layer="layout" svg:width="-0.001cm" svg:height="1.777cm" svg:x="15.693cm" svg:y="13.193cm" svg:viewBox="0 0 0 1778" svg:d="M0 0c0 550 1 1101 0 1653v125">
          <text:p/>
        </draw:path>
        <draw:path draw:style-name="gr24" draw:text-style-name="P6" draw:layer="layout" svg:width="-0.001cm" svg:height="1.777cm" svg:x="16.193cm" svg:y="13.193cm" svg:viewBox="0 0 0 1778" svg:d="M0 0c0 550 1 1101 0 1653v125">
          <text:p/>
        </draw:path>
        <draw:path draw:style-name="gr24" draw:text-style-name="P6" draw:layer="layout" svg:width="-0.001cm" svg:height="1.777cm" svg:x="16.693cm" svg:y="13.193cm" svg:viewBox="0 0 0 1778" svg:d="M0 0c0 550 1 1101 0 1653v125">
          <text:p/>
        </draw:path>
        <draw:path draw:style-name="gr24" draw:text-style-name="P6" draw:layer="layout" svg:width="-0.001cm" svg:height="1.777cm" svg:x="17.193cm" svg:y="13.193cm" svg:viewBox="0 0 0 1778" svg:d="M0 0c0 550 1 1101 0 1653v125">
          <text:p/>
        </draw:path>
        <draw:path draw:style-name="gr24" draw:text-style-name="P6" draw:layer="layout" svg:width="-0.001cm" svg:height="1.777cm" svg:x="17.693cm" svg:y="13.193cm" svg:viewBox="0 0 0 1778" svg:d="M0 0c0 550 1 1101 0 1653v125">
          <text:p/>
        </draw:path>
        <draw:custom-shape draw:style-name="gr25" draw:text-style-name="P8" draw:layer="layout" svg:width="3.317cm" svg:height="1.219cm" svg:x="14.796cm" svg:y="13.446cm">
          <text:p text:style-name="P1"><text:span text:style-name="T4">TPM 2.0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9.81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3:33:14.817123774</meta:creation-date>
    <dc:date>2019-06-06T09:22:43.351175604</dc:date>
    <meta:editing-duration>PT14H34M34S</meta:editing-duration>
    <meta:editing-cycles>70</meta:editing-cycles>
    <meta:generator>LibreOffice/6.1.5.2$Linux_X86_64 LibreOffice_project/10$Build-2</meta:generator>
    <meta:document-statistic meta:object-count="47"/>
  </office:meta>
</office:document-meta>
</file>